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7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60ea4" officeooo:paragraph-rsid="00360ea4" fo:background-color="transparent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73b10" officeooo:paragraph-rsid="00373b10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6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2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63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4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6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6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67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68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9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7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71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72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73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74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75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76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77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78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79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80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8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8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8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8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3b4dd2" fo:background-color="transparent" fo:hyphenate="false" fo:hyphenation-remain-char-count="2" fo:hyphenation-push-char-count="2"/>
    </style:style>
    <style:style style:name="P8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b4dd2" officeooo:paragraph-rsid="003b4dd2" fo:background-color="transparent" fo:hyphenate="false" fo:hyphenation-remain-char-count="2" fo:hyphenation-push-char-count="2"/>
    </style:style>
    <style:style style:name="P8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c84a3" officeooo:paragraph-rsid="003c84a3" fo:background-color="transparent" fo:hyphenate="false" fo:hyphenation-remain-char-count="2" fo:hyphenation-push-char-count="2"/>
    </style:style>
    <style:style style:name="P8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3e4534" officeooo:paragraph-rsid="003e4534" fo:background-color="transparent" fo:hyphenate="false" fo:hyphenation-remain-char-count="2" fo:hyphenation-push-char-count="2"/>
    </style:style>
    <style:style style:name="P8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b4dd2" fo:background-color="transparent" fo:hyphenate="false" fo:hyphenation-remain-char-count="2" fo:hyphenation-push-char-count="2"/>
    </style:style>
    <style:style style:name="P89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9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9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92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93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4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6" style:family="text">
      <style:text-properties officeooo:rsid="0013f1a4"/>
    </style:style>
    <style:style style:name="T27" style:family="text">
      <style:text-properties officeooo:rsid="00174ae6"/>
    </style:style>
    <style:style style:name="T28" style:family="text">
      <style:text-properties officeooo:rsid="001790bd"/>
    </style:style>
    <style:style style:name="T29" style:family="text">
      <style:text-properties fo:font-size="12pt" officeooo:rsid="0013f1a4" style:font-size-asian="12pt" style:font-size-complex="12pt"/>
    </style:style>
    <style:style style:name="T30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4" style:family="text">
      <style:text-properties fo:font-size="12pt" officeooo:rsid="0013f1a4" style:font-name-asian="Garamond" style:font-size-asian="12pt" style:font-size-complex="12pt"/>
    </style:style>
    <style:style style:name="T35" style:family="text">
      <style:text-properties officeooo:rsid="0019221a"/>
    </style:style>
    <style:style style:name="T36" style:family="text">
      <style:text-properties officeooo:rsid="0019f68e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9f68e"/>
    </style:style>
    <style:style style:name="T39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0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3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4" style:family="text">
      <style:text-properties officeooo:rsid="0020834d"/>
    </style:style>
    <style:style style:name="T45" style:family="text">
      <style:text-properties style:font-name="Garamond1"/>
    </style:style>
    <style:style style:name="T46" style:family="text">
      <style:text-properties officeooo:rsid="00223cea"/>
    </style:style>
    <style:style style:name="T47" style:family="text">
      <style:text-properties officeooo:rsid="002386e3"/>
    </style:style>
    <style:style style:name="T48" style:family="text">
      <style:text-properties officeooo:rsid="002659b6"/>
    </style:style>
    <style:style style:name="T49" style:family="text">
      <style:text-properties officeooo:rsid="00269993"/>
    </style:style>
    <style:style style:name="T50" style:family="text">
      <style:text-properties officeooo:rsid="0027d615"/>
    </style:style>
    <style:style style:name="T51" style:family="text">
      <style:text-properties officeooo:rsid="0029bf20"/>
    </style:style>
    <style:style style:name="T52" style:family="text">
      <style:text-properties officeooo:rsid="002bed98"/>
    </style:style>
    <style:style style:name="T53" style:family="text">
      <style:text-properties fo:font-size="15pt" style:text-underline-style="none" officeooo:rsid="0019f68e" style:font-size-asian="15pt" style:font-size-complex="15pt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style:style style:name="T56" style:family="text">
      <style:text-properties officeooo:rsid="00335905"/>
    </style:style>
    <style:style style:name="T57" style:family="text">
      <style:text-properties style:font-size-asian="12pt"/>
    </style:style>
    <style:style style:name="T58" style:family="text">
      <style:text-properties officeooo:rsid="00335905" style:font-size-asian="12pt"/>
    </style:style>
    <style:style style:name="T59" style:family="text">
      <style:text-properties officeooo:rsid="00380b9b"/>
    </style:style>
    <style:style style:name="T60" style:family="text">
      <style:text-properties officeooo:rsid="00383381"/>
    </style:style>
    <style:style style:name="T61" style:family="text">
      <style:text-properties officeooo:rsid="0039508e"/>
    </style:style>
    <style:style style:name="T62" style:family="text">
      <style:text-properties officeooo:rsid="003b4dd2"/>
    </style:style>
    <style:style style:name="T63" style:family="text">
      <style:text-properties officeooo:rsid="003d2a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1"/>
      <text:p text:style-name="P1"/>
      <text:p text:style-name="P1"/>
      <text:p text:style-name="P1"/>
      <text:p text:style-name="P1"><text:s/></text:p>
      <text:h text:style-name="P16" text:outline-level="1">PROG5 - Projet logiciel <text:line-break/>2014-2015</text:h>
      <text:p text:style-name="P2"/>
      <text:p text:style-name="P2"/>
      <text:p text:style-name="P2"/>
      <text:p text:style-name="P1"><text:span text:style-name="T26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Janvier 2015</text:p>
      <text:p text:style-name="P6"><text:soft-page-break/>******** Lundi 5 Janvier ******** </text:p>
      <text:p text:style-name="P5"/>
      <text:list xml:id="list3598044352305689022" text:style-name="L1">
        <text:list-item>
          <text:p text:style-name="P63">Mise en place du Github</text:p>
        </text:list-item>
        <text:list-item>
          <text:p text:style-name="P65">Analyse du sujet</text:p>
        </text:list-item>
        <text:list-item>
          <text:p text:style-name="P66">Ana<text:span text:style-name="T45">lyse du code source fourni :</text:span></text:p>
        </text:list-item>
      </text:list>
      <text:list xml:id="list8857617484445881643" text:style-name="L2">
        <text:list-item>
          <text:p text:style-name="P64">D<text:span text:style-name="T48">é</text:span>termination du rôle joué par chaque fichier</text:p>
        </text:list-item>
        <text:list-item>
          <text:p text:style-name="P71"><text:span text:style-name="T12">Analyse d</text:span><text:span text:style-name="T13">u mode de stockage des registres en des status du simulateur</text:span></text:p>
        </text:list-item>
        <text:list-item>
          <text:p text:style-name="P72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05655045181771" text:continue-list="list3598044352305689022" text:style-name="L1">
        <text:list-item>
          <text:p text:style-name="P73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73"><text:span text:style-name="T10">Répartition du travail en fonction des fichiers à traiter 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T10"/></text:p>
      <text:p text:style-name="P61"/>
      <text:p text:style-name="P14"><text:soft-page-break/>******** Mardi 6 Janvier ******** </text:p>
      <text:p text:style-name="P14">******** Avancement ******** </text:p>
      <text:p text:style-name="P20"/>
      <text:p text:style-name="P17"><text:span text:style-name="T27">A</text:span>nalyse de la doc<text:span text:style-name="T28">umentation ARM_v5</text:span> <text:span text:style-name="T27">relative à :</text:span></text:p>
      <text:list xml:id="list8296959414969086951" text:style-name="L3">
        <text:list-item>
          <text:p text:style-name="P67">Mode d'adressage et fetch des instructions de la m<text:span text:style-name="T49">é</text:span>moire vers les registres.</text:p>
        </text:list-item>
        <text:list-item>
          <text:p text:style-name="P68">Determiner la partie commune de la lecture et de l'analyse de <text:span text:style-name="T35">toutes les </text:span>instruction<text:span text:style-name="T35">s et des conditions de différenciation des modes d'adressage</text:span> :</text:p>
          <text:p text:style-name="P78">- <text:span text:style-name="T26">arm_instruction.c<text:tab/><text:tab/>:</text:span> <text:span text:style-name="T30">SELLAM</text:span><text:span text:style-name="T32"> Louis</text:span></text:p>
        </text:list-item>
        <text:list-item>
          <text:p text:style-name="P67">Determination des algorithmes de traitement de chaque type d'instruction :</text:p>
          <text:p text:style-name="P79">- <text:span text:style-name="T26">arm_branch_other.c<text:tab/>:</text:span><text:span text:style-name="T29"> </text:span><text:span text:style-name="T31">COUTAUD</text:span><text:span text:style-name="T33"> Ulysse</text:span></text:p>
          <text:p text:style-name="P79"><text:span text:style-name="T33">- arm_load_store.c<text:tab/><text:tab/>: </text:span><text:span text:style-name="T30">OCHIER</text:span><text:span text:style-name="T32"> Sebastien</text:span></text:p>
          <text:p text:style-name="P80">- <text:span text:style-name="T26">arm_data_processing.c<text:tab/>:</text:span><text:span text:style-name="T29"> </text:span><text:span text:style-name="T31">SID-LAKHDAR</text:span><text:span text:style-name="T34"> <text:s/></text:span><text:span text:style-name="T29">Riyane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oft-page-break/>******** Mercredi 7 Janvier ******** </text:p>
      <text:p text:style-name="P10">******** Avancement ******** </text:p>
      <text:p text:style-name="P8"/>
      <text:p text:style-name="P28"><text:span text:style-name="T37">. <text:s text:c="2"/></text:span><text:span text:style-name="T53">arm_instruction :</text:span></text:p>
      <text:p text:style-name="P21"/>
      <text:p text:style-name="P45">Mise en place d<text:span text:style-name="T52">'une</text:span> première version.</text:p>
      <text:p text:style-name="P47">Elaboration de la structure du programme avec un ensemble de fonctions (non impl<text:span text:style-name="T56">an</text:span>tées).</text:p>
      <text:p text:style-name="P46">Début de l'impl<text:span text:style-name="T56">antation</text:span> des fonctions.</text:p>
      <text:p text:style-name="P31"/>
      <text:p text:style-name="P22"><text:span text:style-name="T21">. <text:s text:c="2"/></text:span><text:span text:style-name="T23">arm_data_processing :</text:span></text:p>
      <text:p text:style-name="P57"/>
      <text:p text:style-name="P39">Mise en place de l'algorithme de traitement d'instructions « data processing » :</text:p>
      <text:p text:style-name="P39">Implantation du parseur d'instruction (non exhaustif).</text:p>
      <text:p text:style-name="P39"><text:span text:style-name="T46">Réalisation de</text:span> chaque <text:span text:style-name="T46">type d'opération</text:span>.</text:p>
      <text:p text:style-name="P40">Sauvegarde des r<text:span text:style-name="T50">é</text:span>sultats de l'op<text:span text:style-name="T50">é</text:span>ration en fonction du types d'op<text:span text:style-name="T50">é</text:span>ration et du bit S (mise à jours du registre CPSR)</text:p>
      <text:p text:style-name="P35"/>
      <text:p text:style-name="P22"><text:span text:style-name="T21">. <text:s text:c="2"/></text:span><text:span text:style-name="T23">arm_load_store :</text:span></text:p>
      <text:p text:style-name="P29"/>
      <text:p text:style-name="P35">Mise en place des algorithmes du traitement des pre(post)-incr<text:span text:style-name="T50">é</text:span>ments d'adresses imm<text:span text:style-name="T50">é</text:span>diate<text:span text:style-name="T50">s</text:span>, ou par registres.</text:p>
      <text:p text:style-name="P35"/>
      <text:p text:style-name="P26"><text:span text:style-name="T25">. <text:s text:c="2"/></text:span><text:span text:style-name="T24">arm_branch_other :</text:span></text:p>
      <text:p text:style-name="P57"/>
      <text:p text:style-name="P83"><text:tab/></text:p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******** Jeudi 8 Janvier ******** </text:p>
      <text:p text:style-name="P6">******** Avancement ******** </text:p>
      <text:p text:style-name="P9"/>
      <text:p text:style-name="P27"><text:span text:style-name="T37">. <text:s text:c="2"/></text:span><text:span text:style-name="T53">arm_instruction :</text:span></text:p>
      <text:p text:style-name="P58"/>
      <text:p text:style-name="P50">Prise de décision avec les autres membres pour dé<text:span text:style-name="T55">c</text:span>ider <text:span text:style-name="T56">de </text:span>la vérification des sous catégories.</text:p>
      <text:p text:style-name="P51">Suite des <text:span text:style-name="T57">impl</text:span><text:span text:style-name="T58">antation</text:span> des fonctions.</text:p>
      <text:p text:style-name="P30"/>
      <text:p text:style-name="P23"><text:span text:style-name="T21">. <text:s text:c="2"/></text:span><text:span text:style-name="T23">arm_data_processing :</text:span></text:p>
      <text:p text:style-name="P60"/>
      <text:p text:style-name="P43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</text:span><text:span text:style-name="T16"> :</text:span></text:p>
      <text:list xml:id="list8909905570342600099" text:style-name="L4">
        <text:list-item>
          <text:p text:style-name="P75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39">(</text:span><text:span text:style-name="T42">5 </text:span><text:span text:style-name="T39">cas)</text:span></text:p>
        </text:list-item>
        <text:list-item>
          <text:p text:style-name="P76"><text:span text:style-name="T39">Representé par un </text:span><text:span text:style-name="T43">registre</text:span><text:span text:style-name="T39"> </text:span><text:span text:style-name="T40">+ d</text:span><text:span text:style-name="T41">é</text:span><text:span text:style-name="T40">calage ou rotation imm</text:span><text:span text:style-name="T41">é</text:span><text:span text:style-name="T40">diat ou registre </text:span><text:span text:style-name="T39">(</text:span><text:span text:style-name="T42">11</text:span><text:span text:style-name="T39"> cas)</text:span></text:p>
        </text:list-item>
      </text:list>
      <text:p text:style-name="P34"/>
      <text:p text:style-name="P23"><text:span text:style-name="T21">. <text:s text:c="2"/></text:span><text:span text:style-name="T9">arm_load_store :</text:span></text:p>
      <text:p text:style-name="P59"/>
      <text:p text:style-name="P38">Mise en place des algorithmes des "Miscellaneous Load/Store".</text:p>
      <text:p text:style-name="P36"/>
      <text:p text:style-name="P25"><text:span text:style-name="T25">. <text:s text:c="2"/></text:span><text:span text:style-name="T8">arm_branch_other :</text:span></text:p>
      <text:p text:style-name="P89"><text:tab/></text:p>
      <text:p text:style-name="P88"><text:span text:style-name="T60">Premiere implémentation de Branch et Branch and Link</text:span></text:p>
      <text:p text:style-name="P84"><text:span text:style-name="T62">Implémentation de Branch Link and eXchange (sauf fonctionnalité changement de jeu d'instruction en Thumb).</text:span></text:p>
      <text:p text:style-name="P33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Vendredi 9 Janvier ******** </text:p>
      <text:p text:style-name="P6">******** Avancement ******** </text:p>
      <text:p text:style-name="P9"/>
      <text:p text:style-name="P27"><text:span text:style-name="T37">. <text:s text:c="2"/></text:span><text:span text:style-name="T38">arm_instruction :</text:span></text:p>
      <text:p text:style-name="P58"/>
      <text:p text:style-name="P48">Affichage des valeurs et variables nécessaires pour le debbuging.</text:p>
      <text:p text:style-name="P48">Optimisation du code <text:span text:style-name="T54">et ajout de commentaires</text:span>.</text:p>
      <text:p text:style-name="P48">Première version stable et sans bug de arm_instruction.</text:p>
      <text:p text:style-name="P49">Premiers tests effectués (avec tests fournis).</text:p>
      <text:p text:style-name="P49"/>
      <text:p text:style-name="P30"/>
      <text:p text:style-name="P23"><text:span text:style-name="T21">. <text:s text:c="2"/></text:span><text:span text:style-name="T23">arm_data_processing :</text:span></text:p>
      <text:p text:style-name="P56"/>
      <text:p text:style-name="P44">Implantation de l'interface utilisateur : Affichage du type d'op<text:span text:style-name="T51">é</text:span>ration, bit I, bit S, type de l'op<text:span text:style-name="T51">é</text:span>rande 2 et la valeur des op<text:span text:style-name="T51">é</text:span>rand<text:span text:style-name="T51">es</text:span> 1 et 2.</text:p>
      <text:p text:style-name="P44">Test de toutes les commandes de type «data_processing»</text:p>
      <text:p text:style-name="P36"/>
      <text:p text:style-name="P23"><text:span text:style-name="T21">. <text:s text:c="2"/></text:span><text:span text:style-name="T9">arm_load_store :</text:span></text:p>
      <text:p text:style-name="P38"/>
      <text:p text:style-name="P38">Test des Load/Store. Modification des codes conditions afin d'appliquer le bon traitement à l'adresse.</text:p>
      <text:p text:style-name="P38"/>
      <text:p text:style-name="P25"><text:span text:style-name="T25">. <text:s text:c="2"/></text:span><text:span text:style-name="T8">arm_branch_other :</text:span></text:p>
      <text:p text:style-name="P56"/>
      <text:p text:style-name="P84"><text:span text:style-name="T61">Tests et corrections sur B et BL.</text:span></text:p>
      <text:p text:style-name="P85">Implémentation de l'analyse des instructions miscellaneous pour appeler les fonctions correspondantes <text:span text:style-name="T63">(BLX, MSR, MRS...).</text:span></text:p>
      <text:p text:style-name="P86">Mise en place de la trace d'exécution sur B, BL et BLX.</text:p>
      <text:p text:style-name="P91"><text:tab/><text:tab/></text:p>
      <text:p text:style-name="P33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Samedi 10 Janvier ******** </text:p>
      <text:p text:style-name="P6">******** Avancement ******** </text:p>
      <text:p text:style-name="P81">Mise à jour du fichier «descriptif du code.odt» relatif au code de traitement d'instruction «data_processing».</text:p>
      <text:p text:style-name="P54">Mise à jour du fichier «<text:span text:style-name="T47">liste des fonctionalites</text:span>.odt» relatif au code de traitement d'instruction «data_processing».</text:p>
      <text:p text:style-name="P53">Mise à jour du fichier «<text:span text:style-name="T47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Lundi 12 Janvier ******** </text:p>
      <text:p text:style-name="P6">******** Avancement ******** </text:p>
      <text:p text:style-name="P9"/>
      <text:p text:style-name="P27"><text:span text:style-name="T37">. <text:s text:c="2"/></text:span><text:span text:style-name="T38">arm_instruction :</text:span></text:p>
      <text:p text:style-name="P58"/>
      <text:p text:style-name="P30">******* A faire LOUIS ********</text:p>
      <text:p text:style-name="P30"/>
      <text:p text:style-name="P23"><text:span text:style-name="T21">. <text:s text:c="2"/></text:span><text:span text:style-name="T23">arm_data_processing :</text:span></text:p>
      <text:p text:style-name="P56"/>
      <text:p text:style-name="P52">Fin des test : implantation du test pour les instruction avec mise à jours du registre statuts (CPSR). <text:s text:c="2"/>Implantation du fichier « Examples/exampleDataProcessingSave.s »</text:p>
      <text:p text:style-name="P36"/>
      <text:p text:style-name="P23"><text:span text:style-name="T21">. <text:s text:c="2"/></text:span><text:span text:style-name="T22">exception</text:span><text:span text:style-name="T9"> :</text:span></text:p>
      <text:p text:style-name="P56"/>
      <text:p text:style-name="P55">Implantation du cas de l'exception : UNDEFINED_INSTRUCTION.</text:p>
      <text:p text:style-name="P55">Probléme lors du test de cette implantation : On n'arrive pas à placer <text:span text:style-name="T59">le vecteur d'interruption correspondant à l'adresse 0x4</text:span></text:p>
      <text:p text:style-name="P82"/>
      <text:p text:style-name="P24"><text:span text:style-name="T21">. <text:s text:c="2"/></text:span><text:span text:style-name="T9">arm_load_store :</text:span></text:p>
      <text:p text:style-name="P37"/>
      <text:p text:style-name="P41">******** <text:span text:style-name="T44">SEBASTIEN*************</text:span></text:p>
      <text:p text:style-name="P36"/>
      <text:p text:style-name="P25"><text:span text:style-name="T25">. <text:s text:c="2"/></text:span><text:span text:style-name="T8">arm_branch_other :</text:span></text:p>
      <text:p text:style-name="P56"/>
      <text:p text:style-name="P87">Implémentation instructions MSR (depuis registre et immédiate) et MRS</text:p>
      <text:p text:style-name="P33"/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******** Mardi 13 Janvier ******** </text:p>
      <text:p text:style-name="P14">******** Avancement ******** </text:p>
      <text:p text:style-name="P9"/>
      <text:p text:style-name="P27"><text:span text:style-name="T37">. <text:s text:c="2"/></text:span><text:span text:style-name="T38">arm_instruction :</text:span></text:p>
      <text:p text:style-name="P58"/>
      <text:p text:style-name="P30">******* A faire LOUIS ********</text:p>
      <text:p text:style-name="P30"/>
      <text:p text:style-name="P23"><text:span text:style-name="T21">. <text:s text:c="2"/></text:span><text:span text:style-name="T23">arm_data_processing :</text:span></text:p>
      <text:p text:style-name="P56"/>
      <text:p text:style-name="P42">******** <text:span text:style-name="T36">A faire Riyane *************</text:span></text:p>
      <text:p text:style-name="P36"/>
      <text:p text:style-name="P23"><text:span text:style-name="T21">. <text:s text:c="2"/></text:span><text:span text:style-name="T9">arm_load_store :</text:span></text:p>
      <text:p text:style-name="P59"/>
      <text:p text:style-name="P41">******** <text:span text:style-name="T44">SEBASTIEN*************</text:span></text:p>
      <text:p text:style-name="P36"/>
      <text:p text:style-name="P25"><text:span text:style-name="T25">. <text:s text:c="2"/></text:span><text:span text:style-name="T8">arm_branch_other :</text:span></text:p>
      <text:p text:style-name="P56"/>
      <text:p text:style-name="P42">******** <text:span text:style-name="T36">A ULYSSE*************</text:span></text:p>
      <text:p text:style-name="P33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Mercredi 14 Janvier ******** </text:p>
      <text:p text:style-name="P6">******** Avancement ******** </text:p>
      <text:p text:style-name="P9"/>
      <text:p text:style-name="P27"><text:span text:style-name="T37">. <text:s text:c="2"/></text:span><text:span text:style-name="T38">arm_instruction :</text:span></text:p>
      <text:p text:style-name="P58"/>
      <text:p text:style-name="P30">******* A faire LOUIS ********</text:p>
      <text:p text:style-name="P30"/>
      <text:p text:style-name="P23"><text:span text:style-name="T21">. <text:s text:c="2"/></text:span><text:span text:style-name="T23">arm_data_processing :</text:span></text:p>
      <text:p text:style-name="P56"/>
      <text:p text:style-name="P42">******** <text:span text:style-name="T36">A faire Riyane *************</text:span></text:p>
      <text:p text:style-name="P36"/>
      <text:p text:style-name="P23"><text:span text:style-name="T21">. <text:s text:c="2"/></text:span><text:span text:style-name="T9">arm_load_store :</text:span></text:p>
      <text:p text:style-name="P59"/>
      <text:p text:style-name="P41">******** <text:span text:style-name="T44">SEBASTIEN*************</text:span></text:p>
      <text:p text:style-name="P36"/>
      <text:p text:style-name="P25"><text:span text:style-name="T25">. <text:s text:c="2"/></text:span><text:span text:style-name="T8">arm_branch_other :</text:span></text:p>
      <text:p text:style-name="P56"/>
      <text:p text:style-name="P42">******** <text:span text:style-name="T36">A ULYSSE*************</text:span></text:p>
      <text:p text:style-name="P33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Jeudi 15 Janvier ******** </text:p>
      <text:p text:style-name="P6">******** Avancement ******** </text:p>
      <text:p text:style-name="P11"/>
      <text:p text:style-name="P27"><text:span text:style-name="T37">. <text:s text:c="2"/></text:span><text:span text:style-name="T38">arm_instruction :</text:span></text:p>
      <text:p text:style-name="P58"/>
      <text:p text:style-name="P30">******* A faire LOUIS ********</text:p>
      <text:p text:style-name="P30"/>
      <text:p text:style-name="P23"><text:span text:style-name="T21">. <text:s text:c="2"/></text:span><text:span text:style-name="T23">arm_data_processing :</text:span></text:p>
      <text:p text:style-name="P56"/>
      <text:p text:style-name="P42">******** <text:span text:style-name="T36">A faire Riyane *************</text:span></text:p>
      <text:p text:style-name="P36"/>
      <text:p text:style-name="P23"><text:span text:style-name="T21">. <text:s text:c="2"/></text:span><text:span text:style-name="T9">arm_load_store :</text:span></text:p>
      <text:p text:style-name="P59"/>
      <text:p text:style-name="P41">******** <text:span text:style-name="T44">SEBASTIEN*************</text:span></text:p>
      <text:p text:style-name="P36"/>
      <text:p text:style-name="P25"><text:span text:style-name="T25">. <text:s text:c="2"/></text:span><text:span text:style-name="T8">arm_branch_other :</text:span></text:p>
      <text:p text:style-name="P56"/>
      <text:p text:style-name="P42">******** <text:span text:style-name="T36">A ULYSSE*************</text:span></text:p>
      <text:p text:style-name="P33"/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Vendredi 16 Janvier ******** </text:p>
      <text:p text:style-name="P6">******** Avancement ******** </text:p>
      <text:p text:style-name="P9"/>
      <text:p text:style-name="P27"><text:span text:style-name="T37">. <text:s text:c="2"/></text:span><text:span text:style-name="T38">arm_instruction :</text:span></text:p>
      <text:p text:style-name="P58"/>
      <text:p text:style-name="P30">******* A faire LOUIS ********</text:p>
      <text:p text:style-name="P30"/>
      <text:p text:style-name="P23"><text:span text:style-name="T21">. <text:s text:c="2"/></text:span><text:span text:style-name="T23">arm_data_processing :</text:span></text:p>
      <text:p text:style-name="P56"/>
      <text:p text:style-name="P42">******** <text:span text:style-name="T36">A faire Riyane *************</text:span></text:p>
      <text:p text:style-name="P36"/>
      <text:p text:style-name="P23"><text:span text:style-name="T21">. <text:s text:c="2"/></text:span><text:span text:style-name="T9">arm_load_store :</text:span></text:p>
      <text:p text:style-name="P59"/>
      <text:p text:style-name="P41">******** <text:span text:style-name="T44">SEBASTIEN*************</text:span></text:p>
      <text:p text:style-name="P36"/>
      <text:p text:style-name="P25"><text:span text:style-name="T25">. <text:s text:c="2"/></text:span><text:span text:style-name="T8">arm_branch_other :</text:span></text:p>
      <text:p text:style-name="P56"/>
      <text:p text:style-name="P42">******** <text:span text:style-name="T36">A ULYSSE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15M11S</meta:editing-duration>
    <dc:date>2015-01-13T10:56:54.815000000</dc:date>
    <meta:editing-cycles>31</meta:editing-cycles>
    <meta:generator>LibreOffice/4.3.5.2$Windows_x86 LibreOffice_project/3a87456aaa6a95c63eea1c1b3201acedf0751bd5</meta:generator>
    <meta:document-statistic meta:table-count="0" meta:image-count="0" meta:object-count="0" meta:page-count="12" meta:paragraph-count="134" meta:word-count="813" meta:character-count="5703" meta:non-whitespace-character-count="4936"/>
  </office:meta>
</office:document-meta>
</file>